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Two parallel for directives</text:p>
          </table:table-cell>
          <table:table-cell table:style-name="ce2" office:value-type="float" office:value="0.929999" calcext:value-type="float">
            <text:p>0.929999</text:p>
          </table:table-cell>
          <table:table-cell office:value-type="float" office:value="0.495097" calcext:value-type="float">
            <text:p>0.495097</text:p>
          </table:table-cell>
          <table:table-cell table:style-name="ce2" office:value-type="float" office:value="0.403621" calcext:value-type="float">
            <text:p>0.403621</text:p>
          </table:table-cell>
          <table:table-cell office:value-type="float" office:value="0.326749" calcext:value-type="float">
            <text:p>0.326749</text:p>
          </table:table-cell>
          <table:table-cell office:value-type="float" office:value="0.337722" calcext:value-type="float">
            <text:p>0.337722</text:p>
          </table:table-cell>
          <table:table-cell office:value-type="float" office:value="1.729511" calcext:value-type="float">
            <text:p>1.729511</text:p>
          </table:table-cell>
          <table:table-cell office:value-type="float" office:value="2.39947" calcext:value-type="float">
            <text:p>2.39947</text:p>
          </table:table-cell>
          <table:table-cell/>
        </table:table-row>
        <table:table-row table:style-name="ro2">
          <table:table-cell office:value-type="string" calcext:value-type="string">
            <text:p>Two for directives</text:p>
          </table:table-cell>
          <table:table-cell office:value-type="float" office:value="0.919435" calcext:value-type="float">
            <text:p>0.919435</text:p>
          </table:table-cell>
          <table:table-cell office:value-type="float" office:value="0.486221" calcext:value-type="float">
            <text:p>0.486221</text:p>
          </table:table-cell>
          <table:table-cell table:style-name="ce2" office:value-type="float" office:value="0.374171" calcext:value-type="float">
            <text:p>0.374171</text:p>
          </table:table-cell>
          <table:table-cell office:value-type="float" office:value="0.309749" calcext:value-type="float">
            <text:p>0.309749</text:p>
          </table:table-cell>
          <table:table-cell office:value-type="float" office:value="0.319201" calcext:value-type="float">
            <text:p>0.319201</text:p>
          </table:table-cell>
          <table:table-cell office:value-type="float" office:value="1.058386" calcext:value-type="float">
            <text:p>1.058386</text:p>
          </table:table-cell>
          <table:table-cell table:style-name="ce2" office:value-type="float" office:value="1.489667" calcext:value-type="float">
            <text:p>1.489667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wo parallel for directives</text:p>
          </table:table-cell>
          <table:table-cell table:style-name="ce2" office:value-type="float" office:value="25.024343" calcext:value-type="float">
            <text:p>25.024343</text:p>
          </table:table-cell>
          <table:table-cell table:style-name="ce2" office:value-type="float" office:value="13.741407" calcext:value-type="float">
            <text:p>13.741407</text:p>
          </table:table-cell>
          <table:table-cell table:style-name="ce2" office:value-type="float" office:value="11.320207" calcext:value-type="float">
            <text:p>11.320207</text:p>
          </table:table-cell>
          <table:table-cell office:value-type="float" office:value="9.485764" calcext:value-type="float">
            <text:p>9.485764</text:p>
          </table:table-cell>
          <table:table-cell office:value-type="float" office:value="9.282135" calcext:value-type="float">
            <text:p>9.282135</text:p>
          </table:table-cell>
          <table:table-cell office:value-type="float" office:value="29.629217" calcext:value-type="float">
            <text:p>29.629217</text:p>
          </table:table-cell>
          <table:table-cell table:style-name="ce2" office:value-type="float" office:value="32.604475" calcext:value-type="float">
            <text:p>32.604475</text:p>
          </table:table-cell>
          <table:table-cell/>
        </table:table-row>
        <table:table-row table:style-name="ro1">
          <table:table-cell office:value-type="string" calcext:value-type="string">
            <text:p>Two for directives</text:p>
          </table:table-cell>
          <table:table-cell office:value-type="float" office:value="25.259602" calcext:value-type="float">
            <text:p>25.259602</text:p>
          </table:table-cell>
          <table:table-cell office:value-type="float" office:value="15.521517" calcext:value-type="float">
            <text:p>15.521517</text:p>
          </table:table-cell>
          <table:table-cell table:style-name="ce2" office:value-type="float" office:value="11.573965" calcext:value-type="float">
            <text:p>11.573965</text:p>
          </table:table-cell>
          <table:table-cell office:value-type="float" office:value="10.268182" calcext:value-type="float">
            <text:p>10.268182</text:p>
          </table:table-cell>
          <table:table-cell office:value-type="float" office:value="12.374707" calcext:value-type="float">
            <text:p>12.374707</text:p>
          </table:table-cell>
          <table:table-cell office:value-type="float" office:value="25.332938" calcext:value-type="float">
            <text:p>25.332938</text:p>
          </table:table-cell>
          <table:table-cell table:style-name="ce2" office:value-type="float" office:value="32.274108" calcext:value-type="float">
            <text:p>32.274108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2"/>
        </table:table-row>
      </table:table>
      <table:table table:name="Hoja2" table:style-name="ta1"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 table:number-columns-spanned="6" table:number-rows-spanned="1">
            <text:p>Matrix Dimension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2" table:number-rows-spanned="1">
            <text:p>8000000 x8</text:p>
          </table:table-cell>
          <table:covered-table-cell/>
          <table:table-cell office:value-type="string" calcext:value-type="string" table:number-columns-spanned="2" table:number-rows-spanned="1">
            <text:p>8000x8000</text:p>
          </table:table-cell>
          <table:covered-table-cell/>
          <table:table-cell office:value-type="string" calcext:value-type="string" table:number-columns-spanned="2" table:number-rows-spanned="1">
            <text:p>8x8000000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2321" calcext:value-type="float">
            <text:p>0.272321</text:p>
          </table:table-cell>
          <table:table-cell table:formula="of:=([.B$4]/[.B4])/[.A4]" office:value-type="float" office:value="1" calcext:value-type="float">
            <text:p>1</text:p>
          </table:table-cell>
          <table:table-cell table:style-name="ce2" office:value-type="float" office:value="0.254428" calcext:value-type="float">
            <text:p>0.254428</text:p>
          </table:table-cell>
          <table:table-cell table:formula="of:=([.D$4]/[.D4])/[.$A4]" office:value-type="float" office:value="1" calcext:value-type="float">
            <text:p>1</text:p>
          </table:table-cell>
          <table:table-cell table:style-name="ce2" office:value-type="float" office:value="0.25594" calcext:value-type="float">
            <text:p>0.25594</text:p>
          </table:table-cell>
          <table:table-cell table:formula="of:=([.F$4]/[.F4])/[.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9593" calcext:value-type="float">
            <text:p>0.149593</text:p>
          </table:table-cell>
          <table:table-cell table:formula="of:=([.B$4]/[.B5])/[.A5]" office:value-type="float" office:value="0.910206359923258" calcext:value-type="float">
            <text:p>0.9102063599</text:p>
          </table:table-cell>
          <table:table-cell office:value-type="float" office:value="0.178662" calcext:value-type="float">
            <text:p>0.178662</text:p>
          </table:table-cell>
          <table:table-cell table:formula="of:=([.D$4]/[.D5])/[.$A5]" office:value-type="float" office:value="0.712037254704414" calcext:value-type="float">
            <text:p>0.7120372547</text:p>
          </table:table-cell>
          <table:table-cell office:value-type="float" office:value="0.2539" calcext:value-type="float">
            <text:p>0.2539</text:p>
          </table:table-cell>
          <table:table-cell table:formula="of:=([.F$4]/[.F5])/[.$A5]" office:value-type="float" office:value="0.504017329657345" calcext:value-type="float">
            <text:p>0.5040173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752" calcext:value-type="float">
            <text:p>0.09752</text:p>
          </table:table-cell>
          <table:table-cell table:formula="of:=([.B$4]/[.B6])/[.A6]" office:value-type="float" office:value="0.698115771123872" calcext:value-type="float">
            <text:p>0.6981157711</text:p>
          </table:table-cell>
          <table:table-cell office:value-type="float" office:value="0.0917" calcext:value-type="float">
            <text:p>0.0917</text:p>
          </table:table-cell>
          <table:table-cell table:formula="of:=([.D$4]/[.D6])/[.$A6]" office:value-type="float" office:value="0.693642311886587" calcext:value-type="float">
            <text:p>0.6936423119</text:p>
          </table:table-cell>
          <table:table-cell office:value-type="float" office:value="0.328667" calcext:value-type="float">
            <text:p>0.328667</text:p>
          </table:table-cell>
          <table:table-cell table:style-name="ce2" table:formula="of:=([.F$4]/[.F6])/[.$A6]" office:value-type="float" office:value="0.194680329938813" calcext:value-type="float">
            <text:p>0.1946803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7301" calcext:value-type="float">
            <text:p>0.097301</text:p>
          </table:table-cell>
          <table:table-cell table:formula="of:=([.B$4]/[.B7])/[.A7]" office:value-type="float" office:value="0.349843526788008" calcext:value-type="float">
            <text:p>0.3498435268</text:p>
          </table:table-cell>
          <table:table-cell office:value-type="float" office:value="0.092174" calcext:value-type="float">
            <text:p>0.092174</text:p>
          </table:table-cell>
          <table:table-cell table:formula="of:=([.D$4]/[.D7])/[.$A7]" office:value-type="float" office:value="0.3450376461909" calcext:value-type="float">
            <text:p>0.3450376462</text:p>
          </table:table-cell>
          <table:table-cell office:value-type="float" office:value="0.247998" calcext:value-type="float">
            <text:p>0.247998</text:p>
          </table:table-cell>
          <table:table-cell table:formula="of:=([.F$4]/[.F7])/[.$A7]" office:value-type="float" office:value="0.129003056476262" calcext:value-type="float">
            <text:p>0.1290030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589" calcext:value-type="float">
            <text:p>0.09589</text:p>
          </table:table-cell>
          <table:table-cell table:formula="of:=([.B$4]/[.B8])/[.A8]" office:value-type="float" office:value="0.177495698195849" calcext:value-type="float">
            <text:p>0.1774956982</text:p>
          </table:table-cell>
          <table:table-cell office:value-type="float" office:value="0.098083" calcext:value-type="float">
            <text:p>0.098083</text:p>
          </table:table-cell>
          <table:table-cell table:formula="of:=([.D$4]/[.D8])/[.$A8]" office:value-type="float" office:value="0.162125444776363" calcext:value-type="float">
            <text:p>0.1621254448</text:p>
          </table:table-cell>
          <table:table-cell office:value-type="float" office:value="0.248338" calcext:value-type="float">
            <text:p>0.248338</text:p>
          </table:table-cell>
          <table:table-cell table:formula="of:=([.F$4]/[.F8])/[.$A8]" office:value-type="float" office:value="0.0644132190804468" calcext:value-type="float">
            <text:p>0.06441321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1979" calcext:value-type="float">
            <text:p>0.101979</text:p>
          </table:table-cell>
          <table:table-cell table:formula="of:=([.B$4]/[.B9])/[.A9]" office:value-type="float" office:value="0.083448859569127" calcext:value-type="float">
            <text:p>0.0834488596</text:p>
          </table:table-cell>
          <table:table-cell office:value-type="float" office:value="0.090054" calcext:value-type="float">
            <text:p>0.090054</text:p>
          </table:table-cell>
          <table:table-cell table:formula="of:=([.D$4]/[.D9])/[.$A9]" office:value-type="float" office:value="0.0882900815066516" calcext:value-type="float">
            <text:p>0.0882900815</text:p>
          </table:table-cell>
          <table:table-cell office:value-type="float" office:value="0.26908" calcext:value-type="float">
            <text:p>0.26908</text:p>
          </table:table-cell>
          <table:table-cell table:formula="of:=([.F$4]/[.F9])/[.$A9]" office:value-type="float" office:value="0.0297239668500074" calcext:value-type="float">
            <text:p>0.0297239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00:05:19.8216330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0:05:25.825682874</meta:creation-date>
    <meta:editing-duration>PT9M49S</meta:editing-duration>
    <meta:editing-cycles>2</meta:editing-cycles>
    <meta:generator>LibreOffice/5.1.6.2$Linux_X86_64 LibreOffice_project/10m0$Build-2</meta:generator>
    <dc:date>2018-05-11T00:15:08.811317352</dc:date>
    <meta:document-statistic meta:table-count="2" meta:cell-count="103" meta:object-count="0"/>
  </office:meta>
</office:document-meta>
</file>